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7"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8"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29" style:family="paragraph" style:parent-style-name="Standard">
      <style:text-properties officeooo:paragraph-rsid="004e6d48"/>
    </style:style>
    <style:style style:name="P30" style:family="paragraph" style:parent-style-name="Standard">
      <style:text-properties officeooo:paragraph-rsid="00535c34"/>
    </style:style>
    <style:style style:name="P31"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3"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37"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0"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1"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2"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3"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47"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48" style:family="paragraph" style:parent-style-name="Table_20_Contents">
      <style:text-properties fo:font-size="12pt" officeooo:rsid="005b06f5" officeooo:paragraph-rsid="005b06f5" style:font-size-asian="10.5pt" style:font-size-complex="12pt"/>
    </style:style>
    <style:style style:name="P49"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0"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1" style:family="paragraph" style:parent-style-name="Table_20_Contents">
      <style:text-properties fo:font-size="12pt" officeooo:rsid="005e3cdd" officeooo:paragraph-rsid="005e3cdd" style:font-size-asian="10.5pt" style:font-size-complex="12pt"/>
    </style:style>
    <style:style style:name="P52"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3"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4"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56"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57"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58"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59"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0"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1"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360766"/>
    </style:style>
    <style:style style:name="T19" style:family="text">
      <style:text-properties officeooo:rsid="004e6d48"/>
    </style:style>
    <style:style style:name="T20" style:family="text">
      <style:text-properties fo:font-size="12pt" style:text-underline-style="none" fo:font-weight="normal" style:font-size-asian="10.5pt" style:font-weight-asian="normal" style:font-size-complex="12pt" style:font-weight-complex="normal"/>
    </style:style>
    <style:style style:name="T21" style:family="text">
      <style:text-properties fo:font-size="12pt" style:text-underline-style="none" fo:font-weight="normal" officeooo:rsid="004e6d48" style:font-size-asian="10.5pt" style:font-weight-asian="normal" style:font-size-complex="12pt" style:font-weight-complex="normal"/>
    </style:style>
    <style:style style:name="T22" style:family="text">
      <style:text-properties fo:font-size="12pt" style:text-underline-style="none" fo:font-weight="normal" officeooo:rsid="004df3f0" style:font-size-asian="10.5pt" style:font-weight-asian="normal" style:font-size-complex="12pt" style:font-weight-complex="normal"/>
    </style:style>
    <style:style style:name="T23" style:family="text">
      <style:text-properties fo:font-size="12pt" style:text-underline-style="none" fo:font-weight="normal" officeooo:rsid="0050bb53" style:font-size-asian="10.5pt" style:font-weight-asian="normal" style:font-size-complex="12pt" style:font-weight-complex="normal"/>
    </style:style>
    <style:style style:name="T24" style:family="text">
      <style:text-properties fo:font-size="12pt" style:text-underline-style="none" fo:font-weight="normal" officeooo:rsid="00527670" style:font-size-asian="10.5pt" style:font-weight-asian="normal" style:font-size-complex="12pt" style:font-weight-complex="normal"/>
    </style:style>
    <style:style style:name="T25" style:family="text">
      <style:text-properties fo:font-size="12pt" style:text-underline-style="none" fo:font-weight="normal" officeooo:rsid="00535c34" style:font-size-asian="10.5pt" style:font-weight-asian="normal" style:font-size-complex="12pt" style:font-weight-complex="normal"/>
    </style:style>
    <style:style style:name="T26" style:family="text">
      <style:text-properties fo:font-size="12pt" style:text-underline-style="none" fo:font-weight="normal" officeooo:rsid="0055823b" style:font-size-asian="10.5pt" style:font-weight-asian="normal" style:font-size-complex="12pt" style:font-weight-complex="normal"/>
    </style:style>
    <style:style style:name="T27" style:family="text">
      <style:text-properties officeooo:rsid="00566d18"/>
    </style:style>
    <style:style style:name="T28" style:family="text">
      <style:text-properties officeooo:rsid="00572493"/>
    </style:style>
    <style:style style:name="T29" style:family="text">
      <style:text-properties officeooo:rsid="005761b1"/>
    </style:style>
    <style:style style:name="T30" style:family="text">
      <style:text-properties officeooo:rsid="00578f83"/>
    </style:style>
    <style:style style:name="T31" style:family="text">
      <style:text-properties officeooo:rsid="005b44df"/>
    </style:style>
    <style:style style:name="T32" style:family="text">
      <style:text-properties officeooo:rsid="0067cee0"/>
    </style:style>
    <style:style style:name="T33" style:family="text">
      <style:text-properties officeooo:rsid="0069ccb4"/>
    </style:style>
    <style:style style:name="T34" style:family="text">
      <style:text-properties officeooo:rsid="006b17bd"/>
    </style:style>
    <style:style style:name="T35" style:family="text">
      <style:text-properties officeooo:rsid="006b4fb4"/>
    </style:style>
    <style:style style:name="T36" style:family="text">
      <style:text-properties officeooo:rsid="006bc6a4"/>
    </style:style>
    <style:style style:name="T37" style:family="text">
      <style:text-properties officeooo:rsid="006cf570"/>
    </style:style>
    <style:style style:name="T38" style:family="text">
      <style:text-properties officeooo:rsid="007013b7"/>
    </style:style>
    <style:style style:name="T39" style:family="text">
      <style:text-properties officeooo:rsid="007124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9">has a few steps:</text:span></text:p>
      <text:p text:style-name="P26"/>
      <text:p text:style-name="P27">Obfuscation:</text:p>
      <text:list xml:id="list3739500532" text:style-name="L1">
        <text:list-item>
          <text:p text:style-name="P57">Data Setup, which includes the following steps:</text:p>
          <text:list>
            <text:list-item>
              <text:p text:style-name="P57">Read data into a matrix</text:p>
            </text:list-item>
            <text:list-item>
              <text:p text:style-name="P57">(Optionally) pad data with bogus data to increase entropy, <text:span text:style-name="T27">bogus data can be of similar structure to the original data.</text:span></text:p>
            </text:list-item>
          </text:list>
        </text:list-item>
        <text:list-item>
          <text:p text:style-name="P61"><text:span text:style-name="T21">D</text:span><text:span text:style-name="T20">ata Scramble</text:span></text:p>
        </text:list-item>
        <text:list-item>
          <text:p text:style-name="P58">Output obfuscated file and key file</text:p>
        </text:list-item>
      </text:list>
      <text:p text:style-name="P27">Decoding:</text:p>
      <text:list xml:id="list1103588830" text:style-name="L2">
        <text:list-item>
          <text:p text:style-name="P59">Data read back into the matrix, height and width of overall matrix is read from key file.</text:p>
        </text:list-item>
        <text:list-item>
          <text:p text:style-name="P59">Scrambling steps are performed in reverse, effectively unscrambling the data</text:p>
        </text:list-item>
        <text:list-item>
          <text:p text:style-name="P59">Unscrambled data is taken from the subset of the overall matrix (to avoid gleaning any of the dummy data). The length and width of the original data matrix size is gotten from the key file</text:p>
        </text:list-item>
      </text:list>
      <text:p text:style-name="P17"/>
      <text:p text:style-name="P29"><text:span text:style-name="T23"><text:tab/>The process s</text:span><text:span text:style-name="T22">tarts by the program accepting a set of data. This data is placed into a </text:span><text:span text:style-name="T21">rectangular</text:span><text:span text:style-name="T22"> matrix, with each </text:span><text:span text:style-name="T21">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0"><text:span text:style-name="T21"><text:tab/></text:span><text:span text:style-name="T24">Then, the data is scrambled using a series of steps. There are a few different moves that can be taken, outlined more below. As moves are made, they are recorded for the key file. </text:span><text:span text:style-name="T25">Once the data has been scrambled to the satisfaction of the program (implementation dependent), the program writes it out to a “.obfd” file (obfuscated data), along with a key file “.obfdk” (obfuscated data key). </text:span><text:span text:style-name="T26">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8"/>
      <text:h text:style-name="Heading_20_1" text:outline-level="1">Scrambled Data File</text:h>
      <text:p text:style-name="P3"/>
      <text:h text:style-name="Heading_20_1" text:outline-level="1">Key File</text:h>
      <text:p text:style-name="P8"/>
      <text:h text:style-name="Heading_20_2" text:outline-level="2">Overall</text:h>
      <text:p text:style-name="P22"><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3"><text:span text:style-name="T2">The key file also contains information about the </text:span><text:span text:style-name="T3">dimensions</text:span><text:span text:style-name="T2"> of the data, such as length and width of the matrix used.</text:span></text:p>
      <text:p text:style-name="P10"/>
      <text:p text:style-name="P25"><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2520485466" text:style-name="L3">
        <text:list-item>
          <text:p text:style-name="P60">Meta</text:p>
        </text:list-item>
        <text:list-item>
          <text:p text:style-name="P60">Scramble</text:p>
        </text:list-item>
      </text:list>
      <text:p text:style-name="P13"><text:soft-page-break/></text:p>
      <text:p text:style-name="P24"><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30">{</text:span>&lt;entries for section&gt;<text:span text:style-name="T30">}</text:span></text:p>
      <text:p text:style-name="P14"/>
      <text:p text:style-name="P15">An example of a key file might be:</text:p>
      <text:p text:style-name="P15"/>
      <text:p text:style-name="P15">(begin example file)</text:p>
      <text:p text:style-name="P15">meta<text:span text:style-name="T30">{</text:span></text:p>
      <text:p text:style-name="P15"><text:tab/>&lt;metadata for file&gt;</text:p>
      <text:p text:style-name="P19">}</text:p>
      <text:p text:style-name="P15">scramble <text:span text:style-name="T30">{</text:span></text:p>
      <text:p text:style-name="P15"><text:tab/>&lt;steps used for scramble&gt;</text:p>
      <text:p text:style-name="P19">}</text:p>
      <text:p text:style-name="P15">(end example file)</text:p>
      <text:p text:style-name="P14"/>
      <text:p text:style-name="P4"/>
      <text:h text:style-name="Heading_20_2" text:outline-level="2">M<text:span text:style-name="T28">eta Section</text:span></text:h>
      <text:p text:style-name="P4"/>
      <text:p text:style-name="P18">The meta section <text:span text:style-name="T29">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1">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Req</text:p>
          </table:table-cell>
          <table:table-cell table:style-name="Table2.A1" office:value-type="string">
            <text:p text:style-name="P33">Key</text:p>
          </table:table-cell>
          <table:table-cell table:style-name="Table2.A1" office:value-type="string">
            <text:p text:style-name="P33">Value Type</text:p>
          </table:table-cell>
          <table:table-cell table:style-name="Table2.A1" office:value-type="string">
            <text:p text:style-name="P35">Optional Values (if applicable)</text:p>
          </table:table-cell>
          <table:table-cell table:style-name="Table2.E1" office:value-type="string">
            <text:p text:style-name="P33">Description</text:p>
          </table:table-cell>
        </table:table-row>
        <table:table-row>
          <table:table-cell table:style-name="Table2.A2" office:value-type="string">
            <text:p text:style-name="P49">Y</text:p>
          </table:table-cell>
          <table:table-cell table:style-name="Table2.A2" office:value-type="string">
            <text:p text:style-name="P48">origHeight</text:p>
          </table:table-cell>
          <table:table-cell table:style-name="Table2.A2" office:value-type="string">
            <text:p text:style-name="P48">Long (64 bit integer)</text:p>
          </table:table-cell>
          <table:table-cell table:style-name="Table2.A2" office:value-type="string">
            <text:p text:style-name="P50">N/A</text:p>
          </table:table-cell>
          <table:table-cell table:style-name="Table2.E2" office:value-type="string">
            <text:p text:style-name="P48">The height of the original data in the initial dataset</text:p>
          </table:table-cell>
        </table:table-row>
        <table:table-row>
          <table:table-cell table:style-name="Table2.A2" office:value-type="string">
            <text:p text:style-name="P49">Y</text:p>
          </table:table-cell>
          <table:table-cell table:style-name="Table2.A2" office:value-type="string">
            <text:p text:style-name="P48">origWidth</text:p>
          </table:table-cell>
          <table:table-cell table:style-name="Table2.A2" office:value-type="string">
            <text:p text:style-name="P48">Long (64 bit integer)</text:p>
          </table:table-cell>
          <table:table-cell table:style-name="Table2.A2" office:value-type="string">
            <text:p text:style-name="P50">N/A</text:p>
          </table:table-cell>
          <table:table-cell table:style-name="Table2.E2" office:value-type="string">
            <text:p text:style-name="P48">The with of the original data in the initial dataset</text:p>
          </table:table-cell>
        </table:table-row>
        <table:table-row>
          <table:table-cell table:style-name="Table2.A2" office:value-type="string">
            <text:p text:style-name="P50">Y</text:p>
          </table:table-cell>
          <table:table-cell table:style-name="Table2.A2" office:value-type="string">
            <text:p text:style-name="P51">nodeType</text:p>
          </table:table-cell>
          <table:table-cell table:style-name="Table2.A2" office:value-type="string">
            <text:p text:style-name="P51">String</text:p>
          </table:table-cell>
          <table:table-cell table:style-name="Table2.A2" office:value-type="string">
            <text:p text:style-name="P50">Byte, Bit</text:p>
          </table:table-cell>
          <table:table-cell table:style-name="Table2.E2" office:value-type="string">
            <text:p text:style-name="P51">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5"/>
      <text:p text:style-name="P5">General syntax as follows:</text:p>
      <text:p text:style-name="P5"/>
      <text:p text:style-name="P5"><text:tab/>&lt;operation&gt;:&lt;<text:span text:style-name="T18">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32"># <text:span text:style-name="T28">(OpCode)</text:span></text:p>
          </table:table-cell>
          <table:table-cell table:style-name="Table1.A1" office:value-type="string">
            <text:p text:style-name="P31">Move</text:p>
          </table:table-cell>
          <table:table-cell table:style-name="Table1.A1" office:value-type="string">
            <text:p text:style-name="P31">Syntax</text:p>
          </table:table-cell>
          <table:table-cell table:style-name="Table1.A1" office:value-type="string">
            <text:p text:style-name="P31">Description</text:p>
          </table:table-cell>
          <table:table-cell table:style-name="Table1.E1" office:value-type="string">
            <text:p text:style-name="P36">Regex</text:p>
          </table:table-cell>
        </table:table-row>
        <table:table-row>
          <table:table-cell table:style-name="Table1.A2" office:value-type="string">
            <text:p text:style-name="P47">1</text:p>
          </table:table-cell>
          <table:table-cell table:style-name="Table1.A2" office:value-type="string">
            <text:p text:style-name="P38">Swap individual blocks</text:p>
          </table:table-cell>
          <table:table-cell table:style-name="Table1.A2" office:value-type="string">
            <text:p text:style-name="P38">Sw:&lt;<text:span text:style-name="T38">x</text:span>1#&gt;x&lt;<text:span text:style-name="T38">y</text:span>1#&gt;,<text:line-break/>&lt;<text:span text:style-name="T38">x</text:span>2#&gt;x&lt;<text:span text:style-name="T38">y</text:span>2#&gt;;</text:p>
          </table:table-cell>
          <table:table-cell table:style-name="Table1.A2" office:value-type="string">
            <text:p text:style-name="P37">Swaps two blocks in the matrix.</text:p>
          </table:table-cell>
          <table:table-cell table:style-name="Table1.E2" office:value-type="string">
            <text:p text:style-name="P52"><text:bookmark-start text:name="__DdeLink__528_1488105805"/>\<text:span text:style-name="T34">s</text:span>*sw\s*:\s*\d<text:span text:style-name="T33">+</text:span>\s*x\s*\d<text:span text:style-name="T33">+</text:span>\s*,\s*\d<text:span text:style-name="T33">+</text:span>\s*x\s*\d<text:span text:style-name="T33">+</text:span>\s*;<text:span text:style-name="T32">\s*</text:span><text:bookmark-end text:name="__DdeLink__528_1488105805"/></text:p>
          </table:table-cell>
        </table:table-row>
        <table:table-row>
          <table:table-cell table:style-name="Table1.A2" office:value-type="string">
            <text:p text:style-name="P47">2</text:p>
          </table:table-cell>
          <table:table-cell table:style-name="Table1.A2" office:value-type="string">
            <text:p text:style-name="P39">Swap Rows</text:p>
          </table:table-cell>
          <table:table-cell table:style-name="Table1.A2" office:value-type="string">
            <text:p text:style-name="P39">SwR:&lt;<text:span text:style-name="T38">y</text:span>1#&gt;,&lt;<text:span text:style-name="T38">y2</text:span>#&gt;;</text:p>
          </table:table-cell>
          <table:table-cell table:style-name="Table1.A2" office:value-type="string">
            <text:p text:style-name="P40">Swaps two rows in the matrix</text:p>
          </table:table-cell>
          <table:table-cell table:style-name="Table1.E2" office:value-type="string">
            <text:p text:style-name="P53"><text:bookmark-start text:name="__DdeLink__530_1488105805"/>\s*swr\s*:\s*\d+\s*,\s*\d+\s*;\s*<text:bookmark-end text:name="__DdeLink__530_1488105805"/></text:p>
          </table:table-cell>
        </table:table-row>
        <table:table-row>
          <table:table-cell table:style-name="Table1.A2" office:value-type="string">
            <text:p text:style-name="P47">3</text:p>
          </table:table-cell>
          <table:table-cell table:style-name="Table1.A2" office:value-type="string">
            <text:p text:style-name="P39">Swap Columns</text:p>
          </table:table-cell>
          <table:table-cell table:style-name="Table1.A2" office:value-type="string">
            <text:p text:style-name="P39">SwC:&lt;<text:span text:style-name="T38">x</text:span>#&gt;,&lt;<text:span text:style-name="T38">x</text:span>2#&gt;;</text:p>
          </table:table-cell>
          <table:table-cell table:style-name="Table1.A2" office:value-type="string">
            <text:p text:style-name="P40">Swaps two columns in the matrix</text:p>
          </table:table-cell>
          <table:table-cell table:style-name="Table1.E2" office:value-type="string">
            <text:p text:style-name="P53"><text:bookmark-start text:name="__DdeLink__532_1488105805"/>\s*sw<text:span text:style-name="T37">c</text:span>\s*:\s*\d+\s*,\s*\d+\s*;\s*<text:bookmark-end text:name="__DdeLink__532_1488105805"/></text:p>
          </table:table-cell>
        </table:table-row>
        <table:table-row>
          <table:table-cell table:style-name="Table1.A2" office:value-type="string">
            <text:p text:style-name="P47">4</text:p>
          </table:table-cell>
          <table:table-cell table:style-name="Table1.A2" office:value-type="string">
            <text:p text:style-name="P41">Slide Row</text:p>
          </table:table-cell>
          <table:table-cell table:style-name="Table1.A2" office:value-type="string">
            <text:p text:style-name="P41">SlR:&lt;<text:span text:style-name="T39">y</text:span>#&gt;,&lt;# of units to slide down&gt;;</text:p>
          </table:table-cell>
          <table:table-cell table:style-name="Table1.A2" office:value-type="string">
            <text:p text:style-name="P42">Slides a row a certain number units. <text:span text:style-name="T11">The blocks that slide off the end of the matrix get put at the beginning.</text:span></text:p>
          </table:table-cell>
          <table:table-cell table:style-name="Table1.E2" office:value-type="string">
            <text:p text:style-name="P54"><text:bookmark-start text:name="__DdeLink__546_1488105805"/>\s*slr\s*:\s*\d+\s*,\s*\d+\s*;\s*<text:bookmark-end text:name="__DdeLink__546_1488105805"/></text:p>
          </table:table-cell>
        </table:table-row>
        <table:table-row>
          <table:table-cell table:style-name="Table1.A2" office:value-type="string">
            <text:p text:style-name="P47">5</text:p>
          </table:table-cell>
          <table:table-cell table:style-name="Table1.A2" office:value-type="string">
            <text:p text:style-name="P44">Slide Column</text:p>
          </table:table-cell>
          <table:table-cell table:style-name="Table1.A2" office:value-type="string">
            <text:p text:style-name="P44">SlC:&lt;<text:span text:style-name="T39">x</text:span>#&gt;,&lt;# of units to slide&gt;;</text:p>
          </table:table-cell>
          <table:table-cell table:style-name="Table1.A2" office:value-type="string">
            <text:p text:style-name="P43">Slides a <text:span text:style-name="T11">column</text:span> a certain number units. <text:span text:style-name="T11">The blocks that slide off the end of the matrix get put at the beginning.</text:span></text:p>
          </table:table-cell>
          <table:table-cell table:style-name="Table1.E2" office:value-type="string">
            <text:p text:style-name="P55"><text:bookmark-start text:name="__DdeLink__548_1488105805"/>\s*sl<text:span text:style-name="T35">c</text:span>\s*:\s*\d+\s*,\s*\d+\s*;\s*<text:bookmark-end text:name="__DdeLink__548_1488105805"/></text:p>
          </table:table-cell>
        </table:table-row>
        <table:table-row>
          <table:table-cell table:style-name="Table1.A2" office:value-type="string">
            <text:p text:style-name="P47">6</text:p>
          </table:table-cell>
          <table:table-cell table:style-name="Table1.A2" office:value-type="string">
            <text:p text:style-name="P45">Rotate Box <text:span text:style-name="T13">Clockwise</text:span></text:p>
          </table:table-cell>
          <table:table-cell table:style-name="Table1.A2" office:value-type="string">
            <text:p text:style-name="P45">R<text:span text:style-name="T13">cl</text:span>: <text:span text:style-name="T13">&lt;# 90 deg rot&gt;,&lt;right top corner x&gt;x&lt;right top corner y&gt;, &lt;left bot corner x&gt;x&lt;left bot corner y&gt;;</text:span></text:p>
          </table:table-cell>
          <table:table-cell table:style-name="Table1.A2" office:value-type="string">
            <text:p text:style-name="P46">Rotates a box of blocks some multiple of 90 degrees <text:span text:style-name="T14">clockwise</text:span>. Accepts rectangles. <text:span text:style-name="T15">Box denoted by top right and bottom left corners.</text:span></text:p>
          </table:table-cell>
          <table:table-cell table:style-name="Table1.E2" office:value-type="string">
            <text:p text:style-name="P56"><text:bookmark-start text:name="__DdeLink__550_1488105805"/>\s*rcl\s*:\s*(0|1|2|3)\s*,\s*\d+\s*x\s*\d+\s*,\s*\d+\s*x\s*\d+\s*;\s*<text:bookmark-end text:name="__DdeLink__550_1488105805"/></text:p>
          </table:table-cell>
        </table:table-row>
        <table:table-row>
          <table:table-cell table:style-name="Table1.A2" office:value-type="string">
            <text:p text:style-name="P47">7</text:p>
          </table:table-cell>
          <table:table-cell table:style-name="Table1.A2" office:value-type="string">
            <text:p text:style-name="P45">Rotate Box <text:span text:style-name="T16">Counter</text:span> <text:span text:style-name="T13">Clockwise</text:span></text:p>
          </table:table-cell>
          <table:table-cell table:style-name="Table1.A2" office:value-type="string">
            <text:p text:style-name="P45">R<text:span text:style-name="T13">cc</text:span>: <text:span text:style-name="T13">&lt;# 90 deg rot&gt;,&lt;right top corner x&gt;x&lt;right top corner y&gt;, &lt;left bot corner x&gt;x&lt;left bot corner y&gt;;</text:span></text:p>
          </table:table-cell>
          <table:table-cell table:style-name="Table1.A2" office:value-type="string">
            <text:p text:style-name="P46">Rotates a box of blocks some multiple of 90 degrees <text:span text:style-name="T17">counter</text:span> <text:span text:style-name="T14">clockwise</text:span>. Accepts rectangles. <text:span text:style-name="T15">Box denoted by top right and bottom left corners.</text:span></text:p>
          </table:table-cell>
          <table:table-cell table:style-name="Table1.E2" office:value-type="string">
            <text:p text:style-name="P56"><text:bookmark-start text:name="__DdeLink__552_1488105805"/>\s*rc<text:span text:style-name="T36">c</text:span>\s*:\s*(0|1|2|3)\s*,\s*\d+\s*x\s*\d+\s*,\s*\d+\s*x\s*\d+\s*;\s*<text:bookmark-end text:name="__DdeLink__552_1488105805"/></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1-26T18:18:15.581641746">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1-26T18:18:15.472695418</dc:date>
    <meta:editing-duration>PT9H34M5S</meta:editing-duration>
    <meta:editing-cycles>67</meta:editing-cycles>
    <meta:document-statistic meta:table-count="2" meta:image-count="0" meta:object-count="0" meta:page-count="6" meta:paragraph-count="119" meta:word-count="873" meta:character-count="5388" meta:non-whitespace-character-count="4632"/>
  </office:meta>
</office:document-meta>
</file>